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Subtitle"><text:initial-creator>孟强定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326c166">1. git 操作</text:a></text:p>
          <text:p text:style-name="Contents_20_2"><text:a xlink:type="simple" xlink:href="#orgad92eb7">1.1. 使.gitignore生效</text:a></text:p>
          <text:p text:style-name="Contents_20_2"><text:a xlink:type="simple" xlink:href="#org620b0a5">1.2. 设置tag</text:a></text:p>
          <text:p text:style-name="Contents_20_1"><text:a xlink:type="simple" xlink:href="#org89ec4a5">2. org 操作</text:a></text:p>
          <text:p text:style-name="Contents_20_2"><text:a xlink:type="simple" xlink:href="#org2a0c2ff">2.1. 基本操作</text:a></text:p>
          <text:p text:style-name="Contents_20_2"><text:a xlink:type="simple" xlink:href="#orga9f7969">2.2. org-agenda操作</text:a></text:p>
          <text:p text:style-name="Contents_20_2"><text:a xlink:type="simple" xlink:href="#org62144ab">2.3. 表格操作</text:a></text:p>
          <text:p text:style-name="Contents_20_2"><text:a xlink:type="simple" xlink:href="#orgb4e9e70">2.4. 链接操作</text:a></text:p>
          <text:p text:style-name="Contents_20_3"><text:a xlink:type="simple" xlink:href="#orgc6132df">2.4.1. 文件链接</text:a></text:p>
          <text:p text:style-name="Contents_20_1"><text:a xlink:type="simple" xlink:href="#org5857506">3. 用hugo写博客</text:a></text:p>
          <text:p text:style-name="Contents_20_2"><text:a xlink:type="simple" xlink:href="#org216155d">3.1. 安装 hugo + even主题</text:a></text:p>
          <text:p text:style-name="Contents_20_2"><text:a xlink:type="simple" xlink:href="#org49b445e">3.2. emacs 安装 ox-hugo</text:a></text:p>
          <text:p text:style-name="Contents_20_2"><text:a xlink:type="simple" xlink:href="#orgb5ba1f9">3.3. eglot</text:a></text:p>
          <text:p text:style-name="Contents_20_2"><text:a xlink:type="simple" xlink:href="#org457ae4e">3.4. </text:a></text:p>
          <text:p text:style-name="Contents_20_1"><text:a xlink:type="simple" xlink:href="#orgd943d21">4. detail</text:a></text:p>
          <text:p text:style-name="Contents_20_2"><text:a xlink:type="simple" xlink:href="#org5b5c8ae">4.1. org-insert-heading-respect-content</text:a></text:p>
          <text:p text:style-name="Contents_20_1"><text:a xlink:type="simple" xlink:href="#orgb6c53a8">5. Workspace</text:a></text:p>
          <text:p text:style-name="Contents_20_2"><text:a xlink:type="simple" xlink:href="#org4697866">5.1. Daily routine <text:span text:style-name="OrgCode">[0%]</text:span> <text:span text:style-name="OrgTags">[<text:span text:style-name="OrgTag">Learn</text:span>]</text:span></text:a></text:p>
          <text:p text:style-name="Contents_20_2"><text:a xlink:type="simple" xlink:href="#orgb9555df">5.2. <text:span text:style-name="OrgTodo">TODO</text:span> Learn Emacs <text:span text:style-name="OrgTags">[<text:span text:style-name="OrgTag">Emacs</text:span>]</text:span></text:a></text:p>
        </text:index-body>
      </text:table-of-content>
      <text:h text:style-name="Heading_20_1" text:outline-level="1" text:is-list-header="false">
<text:bookmark-start text:name="OrgXref.org326c166"/>
<text:bookmark text:name="org326c166"/>git 操作
<text:bookmark-end text:name="OrgXref.org326c166"/></text:h>
      <text:h text:style-name="Heading_20_2" text:outline-level="2" text:is-list-header="false">
<text:bookmark-start text:name="OrgXref.orgad92eb7"/>
<text:bookmark text:name="orgad92eb7"/>使.gitignore生效
<text:bookmark-end text:name="OrgXref.orgad92eb7"/></text:h>
      <text:p text:style-name="OrgSrcBlock">~/.emacs.d<text:s/>$<text:s/>git<text:s/>rm<text:s/>-r<text:s/>–-cached<text:s/>.<text:s/><text:span text:style-name="OrgSrcFontLockCommentDelimiterFace">#</text:span><text:span text:style-name="OrgSrcFontLockCommentFace">清除缓存</text:span></text:p>
      <text:p text:style-name="OrgSrcBlock">~/.emacs.d<text:s/>$<text:s/>git<text:s/>add<text:s/>.<text:s/><text:span text:style-name="OrgSrcFontLockCommentDelimiterFace">#</text:span><text:span text:style-name="OrgSrcFontLockCommentFace">重新按照ignore的规则add所有的文件</text:span></text:p>
      <text:p text:style-name="OrgSrcBlockLastLine">~/.emacs.d<text:s/>$<text:s/>git<text:s/>commit<text:s/>-m<text:s/>“update<text:s/>.gitignore”<text:s/><text:span text:style-name="OrgSrcFontLockCommentDelimiterFace">#</text:span><text:span text:style-name="OrgSrcFontLockCommentFace">提交和注释</text:span></text:p>
      <text:h text:style-name="Heading_20_2" text:outline-level="2" text:is-list-header="false">
<text:bookmark-start text:name="OrgXref.org620b0a5"/>
<text:bookmark text:name="org620b0a5"/>设置tag
<text:bookmark-end text:name="OrgXref.org620b0a5"/></text:h>
      <text:p text:style-name="OrgSrcBlock">git<text:s/>tag<text:s/>[tagName]<text:s/><text:s/><text:s/><text:span text:style-name="OrgSrcFontLockCommentDelimiterFace">#<text:s/></text:span><text:span text:style-name="OrgSrcFontLockCommentFace">创建tag,<text:s/>名称为tagName</text:span></text:p>
      <text:p text:style-name="OrgSrcBlockLastLine">git<text:s/>push<text:s/>origin<text:s/>[tagName]<text:s/><text:span text:style-name="OrgSrcFontLockCommentDelimiterFace">#</text:span><text:span text:style-name="OrgSrcFontLockCommentFace">推送到远端仓库</text:span></text:p>
      <text:h text:style-name="Heading_20_1" text:outline-level="1" text:is-list-header="false">
<text:bookmark-start text:name="OrgXref.org89ec4a5"/>
<text:bookmark text:name="org89ec4a5"/>org 操作
<text:bookmark-end text:name="OrgXref.org89ec4a5"/></text:h>
      <text:h text:style-name="Heading_20_2" text:outline-level="2" text:is-list-header="false">
<text:bookmark-start text:name="OrgXref.org2a0c2ff"/>
<text:bookmark text:name="org2a0c2ff"/>基本操作
<text:bookmark-end text:name="OrgXref.org2a0c2ff"/></text:h>
      <text:list text:style-name="OrgNumberedList" text:continue-numbering="false">
        <text:list-item>
          <text:p text:style-name="Text_20_body">使用*设置标题级别
</text:p>
        </text:list-item>
        <text:list-item>
          <text:p text:style-name="Text_20_body">设置任务状态: C-c C-t org-todo
</text:p>
        </text:list-item>
        <text:list-item>
          <text:p text:style-name="Text_20_body">设置check boxes
</text:p>
        </text:list-item>
        <text:list-item>
          <text:p text:style-name="Text_20_body">设置结束时间: C-c C-d org-deadline
</text:p>
        </text:list-item>
        <text:list-item>
          <text:p text:style-name="Text_20_body">换行（格式同上一行）：org-mata-return
</text:p>
        </text:list-item>
        <text:list-item>
          <text:p text:style-name="Text_20_body">设置logbook
</text:p>
        </text:list-item>
      </text:list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操作名</text:p>
              </table:table-cell>
              <table:table-cell table:style-name="OrgTblCellTB">
                <text:p text:style-name="OrgTableHeadingLeft">指令</text:p>
              </table:table-cell>
              <table:table-cell table:style-name="OrgTblCellTB">
                <text:p text:style-name="OrgTableHeadingLeft">快捷键</text:p>
              </table:table-cell>
              <table:table-cell table:style-name="OrgTblCellTB">
                <text:p text:style-name="OrgTableHeadingLeft">detail</text:p>
              </table:table-cell>
              <table:table-cell table:style-name="OrgTblCellTB">
                <text:p text:style-name="OrgTableHeadingLeft"/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插入同级标题</text:p>
              </table:table-cell>
              <table:table-cell table:style-name="OrgTblCellT">
                <text:p text:style-name="OrgTableContentsLeft">org-insert-heading-respect-content</text:p>
              </table:table-cell>
              <table:table-cell table:style-name="OrgTblCellT">
                <text:p text:style-name="OrgTableContentsLeft">C-RET</text:p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插入次级标题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标题级别变更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B">
                <text:p text:style-name="OrgTableContentsLeft">标题树级别变更</text:p>
              </table:table-cell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/>
              </table:table-cell>
            </table:table-row>
          </table:table-rows>
        </table:table>
      </text:section>
      <text:p text:style-name="Text_20_body"><text:a xlink:type="simple" xlink:href="../">../</text:a>
</text:p>
      <text:h text:style-name="Heading_20_2" text:outline-level="2" text:is-list-header="false">
<text:bookmark-start text:name="OrgXref.orga9f7969"/>
<text:bookmark text:name="orga9f7969"/>org-agenda操作
<text:bookmark-end text:name="OrgXref.orga9f7969"/></text:h>
      <text:list text:style-name="OrgNumberedList" text:continue-numbering="false">
        <text:list-item>
          <text:p text:style-name="Text_20_body">设置持续时间(格式: 00:xx): e org-agenda-set-effort
</text:p>
        </text:list-item>
        <text:list-item>
          <text:p text:style-name="Text_20_body">过滤持续时间: _ org-agenda-filter-by-effort
</text:p>
        </text:list-item>
        <text:list-item>
          <text:p text:style-name="Text_20_body">设置tag: : org-agenda-set-tags
</text:p>
        </text:list-item>
      </text:list>
      <text:h text:style-name="Heading_20_2" text:outline-level="2" text:is-list-header="false">
<text:bookmark-start text:name="OrgXref.org62144ab"/>
<text:bookmark text:name="org62144ab"/>表格操作
<text:bookmark-end text:name="OrgXref.org62144ab"/></text:h>
      <text:p text:style-name="Text_20_body">一定一定要学会使用表格，表格更加直观，可以在表格中增加链接，链接到详细说明处。如果使用evil-mode，可能有些快捷键不起作用，但是指令还是可以使用
</text:p>
      <text:section text:style-name="OrgIndentedSection-Level-0" text:name="Section2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/>
              </table:table-cell>
              <table:table-cell table:style-name="OrgTblCellTB">
                <text:p text:style-name="OrgTableHeadingLeft">操作名</text:p>
              </table:table-cell>
              <table:table-cell table:style-name="OrgTblCellTB">
                <text:p text:style-name="OrgTableHeadingLeft">指令</text:p>
              </table:table-cell>
              <table:table-cell table:style-name="OrgTblCellTB">
                <text:p text:style-name="OrgTableHeadingLeft">快捷键</text:p>
              </table:table-cell>
              <table:table-cell table:style-name="OrgTblCellTB">
                <text:p text:style-name="OrgTableHeadingLeft">备注</text:p>
              </table:table-cell>
              <table:table-cell table:style-name="OrgTblCellTB">
                <text:p text:style-name="OrgTableHeadingLeft">其他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基础操作</text:p>
              </table:table-cell>
              <table:table-cell table:style-name="OrgTblCellT">
                <text:p text:style-name="OrgTableContentsLeft">创建表格</text:p>
              </table:table-cell>
              <table:table-cell table:style-name="OrgTblCellT">
                <text:p text:style-name="OrgTableContentsLeft">org-table-create</text:p>
              </table:table-cell>
              <table:table-cell table:style-name="OrgTblCellT">
                <text:p text:style-name="OrgTableContentsLeft">C-c |</text:p>
              </table:table-cell>
              <table:table-cell table:style-name="OrgTblCellT">
                <text:p text:style-name="OrgTableContentsLeft">可以指定表格大小比如 4x3</text:p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遍历表格</text:p>
              </table:table-cell>
              <table:table-cell table:style-name="OrgTblCell">
                <text:p text:style-name="OrgTableContentsLeft">org-cycle</text:p>
              </table:table-cell>
              <table:table-cell table:style-name="OrgTblCell">
                <text:p text:style-name="OrgTableContentsLeft">TAB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反向遍历</text:p>
              </table:table-cell>
              <table:table-cell table:style-name="OrgTblCell">
                <text:p text:style-name="OrgTableContentsLeft">org-shiftab</text:p>
              </table:table-cell>
              <table:table-cell table:style-name="OrgTblCell">
                <text:p text:style-name="OrgTableContentsLeft">S-TAB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插入行</text:p>
              </table:table-cell>
              <table:table-cell table:style-name="OrgTblCell">
                <text:p text:style-name="OrgTableContentsLeft">org-table-insert-row</text:p>
              </table:table-cell>
              <table:table-cell table:style-name="OrgTblCell">
                <text:p text:style-name="OrgTableContentsLeft">RET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插入分隔行</text:p>
              </table:table-cell>
              <table:table-cell table:style-name="OrgTblCell">
                <text:p text:style-name="OrgTableContentsLeft">org-table-insert-hline</text:p>
              </table:table-cell>
              <table:table-cell table:style-name="OrgTblCell">
                <text:p text:style-name="OrgTableContentsLeft">C-c -</text:p>
              </table:table-cell>
              <table:table-cell table:style-name="OrgTblCell">
                <text:p text:style-name="OrgTableContentsLeft">org-ctrl-c-minu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插入列</text:p>
              </table:table-cell>
              <table:table-cell table:style-name="OrgTblCell">
                <text:p text:style-name="OrgTableContentsLeft">org-table-insert-column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整行上移</text:p>
              </table:table-cell>
              <table:table-cell table:style-name="OrgTblCell">
                <text:p text:style-name="OrgTableContentsLeft">org-metaup</text:p>
              </table:table-cell>
              <table:table-cell table:style-name="OrgTblCell">
                <text:p text:style-name="OrgTableContentsLeft">M-&lt;up&gt;</text:p>
              </table:table-cell>
              <table:table-cell table:style-name="OrgTblCell">
                <text:p text:style-name="OrgTableContentsLeft">up为向向上键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整行下移</text:p>
              </table:table-cell>
              <table:table-cell table:style-name="OrgTblCell">
                <text:p text:style-name="OrgTableContentsLeft">org-metadown</text:p>
              </table:table-cell>
              <table:table-cell table:style-name="OrgTblCell">
                <text:p text:style-name="OrgTableContentsLeft">M-&lt;down&gt;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整列左移</text:p>
              </table:table-cell>
              <table:table-cell table:style-name="OrgTblCell">
                <text:p text:style-name="OrgTableContentsLeft">org-metaleft</text:p>
              </table:table-cell>
              <table:table-cell table:style-name="OrgTblCell">
                <text:p text:style-name="OrgTableContentsLeft">M-&lt;left&gt;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整列右移</text:p>
              </table:table-cell>
              <table:table-cell table:style-name="OrgTblCell">
                <text:p text:style-name="OrgTableContentsLeft">org-metaright</text:p>
              </table:table-cell>
              <table:table-cell table:style-name="OrgTblCell">
                <text:p text:style-name="OrgTableContentsLeft">M-&lt;right&gt;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当前内容下移</text:p>
              </table:table-cell>
              <table:table-cell table:style-name="OrgTblCellB">
                <text:p text:style-name="OrgTableContentsLeft">org-meta-return</text:p>
              </table:table-cell>
              <table:table-cell table:style-name="OrgTblCellB">
                <text:p text:style-name="OrgTableContentsLeft">M-RET</text:p>
              </table:table-cell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/>
              </table:table-cell>
            </table:table-row>
          </table:table-rows>
          <table:table-rows>
            <table:table-row>
              <table:table-cell table:style-name="OrgTblCellT">
                <text:p text:style-name="OrgTableContentsLeft">进阶操作</text:p>
              </table:table-cell>
              <table:table-cell table:style-name="OrgTblCellT">
                <text:p text:style-name="OrgTableContentsLeft">插入静态时间戳</text:p>
              </table:table-cell>
              <table:table-cell table:style-name="OrgTblCellT">
                <text:p text:style-name="OrgTableContentsLeft">org-time-stamp-inactive</text:p>
              </table:table-cell>
              <table:table-cell table:style-name="OrgTblCellT">
                <text:p text:style-name="OrgTableContentsLeft">C-c !</text:p>
              </table:table-cell>
              <table:table-cell table:style-name="OrgTblCellT">
                <text:p text:style-name="OrgTableContentsLeft">时间戳不会改变</text:p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插入动态时间戳</text:p>
              </table:table-cell>
              <table:table-cell table:style-name="OrgTblCell">
                <text:p text:style-name="OrgTableContentsLeft">org-time-stamp</text:p>
              </table:table-cell>
              <table:table-cell table:style-name="OrgTblCell">
                <text:p text:style-name="OrgTableContentsLeft">C-c .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/>
              </table:table-cell>
            </table:table-row>
          </table:table-rows>
        </table:table>
      </text:section>
      <text:h text:style-name="Heading_20_2" text:outline-level="2" text:is-list-header="false">
<text:bookmark-start text:name="OrgXref.orgb4e9e70"/>
<text:bookmark text:name="orgb4e9e70"/>链接操作
<text:bookmark-end text:name="OrgXref.orgb4e9e70"/></text:h>
      <text:section text:style-name="OrgIndentedSection-Level-0" text:name="Section3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操作名</text:p>
              </table:table-cell>
              <table:table-cell table:style-name="OrgTblCellTB">
                <text:p text:style-name="OrgTableHeadingLeft">指令</text:p>
              </table:table-cell>
              <table:table-cell table:style-name="OrgTblCellTB">
                <text:p text:style-name="OrgTableHeadingLeft">快捷键</text:p>
              </table:table-cell>
              <table:table-cell table:style-name="OrgTblCellTB">
                <text:p text:style-name="OrgTableHeadingLeft">备注</text:p>
              </table:table-cell>
              <table:table-cell table:style-name="OrgTblCellTB">
                <text:p text:style-name="OrgTableHeadingLeft"/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创建链接</text:p>
              </table:table-cell>
              <table:table-cell table:style-name="OrgTblCellT">
                <text:p text:style-name="OrgTableContentsLeft">org-insert-link</text:p>
              </table:table-cell>
              <table:table-cell table:style-name="OrgTblCellT">
                <text:p text:style-name="OrgTableContentsLeft">C-c C-l</text:p>
              </table:table-cell>
              <table:table-cell table:style-name="OrgTblCellT">
                <text:p text:style-name="OrgTableContentsLeft">可以直接按照格式写</text:p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展开链接</text:p>
              </table:table-cell>
              <table:table-cell table:style-name="OrgTblCell">
                <text:p text:style-name="OrgTableContentsLeft">org-toggle-link-display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跳转到链接</text:p>
              </table:table-cell>
              <table:table-cell table:style-name="OrgTblCell">
                <text:p text:style-name="OrgTableContentsLeft">org-open-at-point</text:p>
              </table:table-cell>
              <table:table-cell table:style-name="OrgTblCell">
                <text:p text:style-name="OrgTableContentsLeft">C-c C-o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B">
                <text:p text:style-name="OrgTableContentsLeft">补全</text:p>
              </table:table-cell>
              <table:table-cell table:style-name="OrgTblCellB">
                <text:p text:style-name="OrgTableContentsLeft">completion-at-point</text:p>
              </table:table-cell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[[*]特殊操作</text:p>
              </table:table-cell>
              <table:table-cell table:style-name="OrgTblCellB">
                <text:p text:style-name="OrgTableContentsLeft"/>
              </table:table-cell>
            </table:table-row>
          </table:table-rows>
        </table:table>
      </text:section>
      <text:h text:style-name="Heading_20_3" text:outline-level="3" text:is-list-header="false">
<text:bookmark-start text:name="OrgXref.orgc6132df"/>
<text:bookmark text:name="orgc6132df"/>文件链接
<text:bookmark-end text:name="OrgXref.orgc6132df"/></text:h>
      <text:p text:style-name="Text_20_body">我第一次想用链接，是在使用表格的时候，表格的有点是直观，缺点就是可容纳信息较少，所以我想着，把复杂的内容单独写在一个headline中，在增加一个链接方便跳转。网上的资料大都不太全，所以最终还是找到官方文档：
</text:p>
      <text:list text:style-name="OrgNumberedList" text:continue-numbering="false">
        <text:list-item>
          <text:p text:style-name="Text_20_body"><text:a xlink:type="simple" xlink:href="https://orgmode.org/manual/Link-Format.html">https://orgmode.org/manual/Link-Format.html</text:a>
</text:p>
        </text:list-item>
        <text:list-item>
          <text:p text:style-name="Text_20_body"><text:a xlink:type="simple" xlink:href="https://orgmode.org/manual/Internal-Links.html">https://orgmode.org/manual/Internal-Links.html</text:a>
</text:p>
        </text:list-item>
        <text:list-item>
          <text:p text:style-name="Text_20_body"><text:a xlink:type="simple" xlink:href="https://orgmode.org/manual/Search-Options.html">https://orgmode.org/manual/Search-Options.html</text:a>
</text:p>
        </text:list-item>
      </text:list>
      <text:p text:style-name="Text_20_body">如果从来没用用过 org-mode 的 Hyperlinks可以先看第一篇文章。简单来说链接其实就是特殊的纯文本：
</text:p>
      <text:p text:style-name="OrgSrcBlock">[[LINK][DESCRIPTION]]</text:p>
      <text:p text:style-name="OrgSrcBlock"/>
      <text:p text:style-name="OrgSrcBlock">举例：</text:p>
      <text:p text:style-name="OrgSrcBlock">1.<text:s/>[[http://www.baidu.com][这个链接会指向百度]]</text:p>
      <text:p text:style-name="OrgSrcBlockLastLine">2.<text:s/>[[file::~/code/main.cc][这个链接指向一个本地文件]]</text:p>
      <text:p text:style-name="Text_20_body">"LINK" 表示链接内容， DESCRIPTION 为用来展示的名字, 跳转是通过指令org-open-at-point。
</text:p>
      <text:p text:style-name="Text_20_body">紧接着第二篇文章，就讲了内部链接，我没太看懂，而且实践也没有成功。这里简单总结一下，说不定以后就能明白了：
</text:p>
      <text:p text:style-name="OrgSrcBlock">主要格式为以下三种</text:p>
      <text:p text:style-name="OrgSrcBlock">1.<text:s/>[[#my-custom-id]]</text:p>
      <text:p text:style-name="OrgSrcBlock">2.<text:s/>[[*some<text:s/>section]]</text:p>
      <text:p text:style-name="OrgSrcBlockLastLine">3.<text:s/>[[target]]<text:s/></text:p>
      <text:p text:style-name="Text_20_body">三种格式，my-custom-id应该是一种特定的id,但是我不知道怎么设置
</text:p>
      <text:p text:style-name="Text_20_body">*some section 就是指一个标题(headline)，文章里还提到了一种简单写法，即先写括号和星号,然后按 M-TAB,所有的标题就会出现在一个 buffer 中，然后选择想要的即可。原文：To insert a link targeting a headline, in-buffer completion can be used. Just type a star followed by a few optional letters into the buffer and press M-TAB.  All headlines in the current buffer are offered as completions.
</text:p>
      <text:p text:style-name="Text_20_body">第三种格式，target 即表示一个标记，只要在两个尖括号你的内容都可以是一个标记
</text:p>
      <text:p text:style-name="OrgSrcBlock">比如这篇文章有如下两行：</text:p>
      <text:p text:style-name="OrgSrcBlock">&lt;&lt;这是一个标记&gt;&gt;</text:p>
      <text:p text:style-name="OrgSrcBlockLastLine"><text:span text:style-name="OrgSrcShHeredoc">[[这是一个标记]]<text:s/><text:s/>那么这个链接就会跳到上面那一行</text:span></text:p>
      <text:p text:style-name="Text_20_body">但是我没有成功过。
</text:p>
      <text:p text:style-name="Text_20_body">第三篇文章讲的是文件链接，其实内部链接也是文件链接的一种，我尝试了一下，确实可行。
</text:p>
      <text:p text:style-name="OrgSrcBlock">举例：</text:p>
      <text:p text:style-name="OrgSrcBlock"><text:span text:style-name="OrgSrcOrgLink">[</text:span><text:span text:style-name="OrgSrcOrgLink">[</text:span><text:span text:style-name="OrgSrcOrgLink">file:~/code/main.c::25</text:span><text:span text:style-name="OrgSrcOrgLink">5</text:span><text:span text:style-name="OrgSrcOrgLink">]</text:span><text:span text:style-name="OrgSrcOrgLink">]</text:span></text:p>
      <text:p text:style-name="OrgSrcBlock"><text:span text:style-name="OrgSrcOrgLink">[</text:span><text:span text:style-name="OrgSrcOrgLink">[</text:span><text:span text:style-name="OrgSrcOrgLink">file:~/xx.org::My<text:s/>Targe</text:span><text:span text:style-name="OrgSrcOrgLink">t</text:span><text:span text:style-name="OrgSrcOrgLink">]</text:span><text:span text:style-name="OrgSrcOrgLink">]</text:span></text:p>
      <text:p text:style-name="OrgSrcBlock"><text:span text:style-name="OrgSrcOrgLink">[</text:span><text:span text:style-name="OrgSrcOrgLink">[</text:span><text:span text:style-name="OrgSrcOrgLink">file:~/xx.org::*My<text:s/>Targe</text:span><text:span text:style-name="OrgSrcOrgLink">t</text:span><text:span text:style-name="OrgSrcOrgLink">]</text:span><text:span text:style-name="OrgSrcOrgLink">]</text:span></text:p>
      <text:p text:style-name="OrgSrcBlock"><text:span text:style-name="OrgSrcOrgLink">[</text:span><text:span text:style-name="OrgSrcOrgLink">[</text:span><text:span text:style-name="OrgSrcOrgLink">file:~/xx.org::#my-custom-i</text:span><text:span text:style-name="OrgSrcOrgLink">d</text:span><text:span text:style-name="OrgSrcOrgLink">]</text:span><text:span text:style-name="OrgSrcOrgLink">]</text:span></text:p>
      <text:p text:style-name="OrgSrcBlock"><text:span text:style-name="OrgSrcOrgLink">[</text:span><text:span text:style-name="OrgSrcOrgLink">[</text:span><text:span text:style-name="OrgSrcOrgLink">file:~/xx.org::/regexp</text:span><text:span text:style-name="OrgSrcOrgLink">/</text:span><text:span text:style-name="OrgSrcOrgLink">]</text:span><text:span text:style-name="OrgSrcOrgLink">]</text:span></text:p>
      <text:p text:style-name="OrgSrcBlockLastLine"><text:span text:style-name="OrgSrcOrgLink">[</text:span><text:span text:style-name="OrgSrcOrgLink">[</text:span><text:span text:style-name="OrgSrcOrgLink">attachment:main.c::25</text:span><text:span text:style-name="OrgSrcOrgLink">5</text:span><text:span text:style-name="OrgSrcOrgLink">]</text:span><text:span text:style-name="OrgSrcOrgLink">]</text:span></text:p>
      <text:p text:style-name="Text_20_body">主要是多了一个file前缀，应该很好理解，那么我想链接到当前文件的某个标题可以这样：
</text:p>
      <text:p text:style-name="OrgSrcBlock"><text:span text:style-name="OrgSrcOrgLevel1">*<text:s/></text:span><text:span text:style-name="OrgSrcOrgLevel1">headline1</text:span></text:p>
      <text:p text:style-name="OrgSrcBlock"><text:span text:style-name="OrgSrcOrgLevel2">**<text:s/></text:span><text:span text:style-name="OrgSrcOrgLevel2">1.1</text:span></text:p>
      <text:p text:style-name="OrgSrcBlock"><text:span text:style-name="OrgSrcOrgLevel2">**<text:s/></text:span><text:span text:style-name="OrgSrcOrgLevel2">1.2</text:span></text:p>
      <text:p text:style-name="OrgSrcBlock"><text:span text:style-name="OrgSrcOrgLevel2">**<text:s/></text:span><text:span text:style-name="OrgSrcOrgLevel2">这是<text:s/>1.3</text:span></text:p>
      <text:p text:style-name="OrgSrcBlock"><text:span text:style-name="OrgSrcOrgLevel1">*<text:s/></text:span><text:span text:style-name="OrgSrcOrgLevel1">headline2</text:span></text:p>
      <text:p text:style-name="OrgSrcBlock"><text:span text:style-name="OrgSrcOrgLevel2">**<text:s/></text:span><text:span text:style-name="OrgSrcOrgLevel2">2.1</text:span></text:p>
      <text:p text:style-name="OrgSrcBlock"/>
      <text:p text:style-name="OrgSrcBlock"><text:span text:style-name="OrgSrcOrgLink">[</text:span><text:span text:style-name="OrgSrcOrgLink">[</text:span><text:span text:style-name="OrgSrcOrgLink">file:::1.</text:span><text:span text:style-name="OrgSrcOrgLink">1</text:span><text:span text:style-name="OrgSrcOrgLink">]</text:span><text:span text:style-name="OrgSrcOrgLink">]</text:span><text:s/><text:s/>这个会跳转到<text:s/><text:s/>"标题1.1"</text:p>
      <text:p text:style-name="OrgSrcBlockLastLine"><text:span text:style-name="OrgSrcOrgLink">[</text:span><text:span text:style-name="OrgSrcOrgLink">[</text:span><text:span text:style-name="OrgSrcOrgLink">file:::这是<text:s/>1.</text:span><text:span text:style-name="OrgSrcOrgLink">3</text:span><text:span text:style-name="OrgSrcOrgLink">]</text:span><text:span text:style-name="OrgSrcOrgLink">]</text:span><text:s/>这个会跳转到标题<text:s/>"这是<text:s/>1.3"</text:p>
      <text:p text:style-name="Text_20_body">最终发现其实很简单，不过目前也只会跳转到标题，其他的花里胡哨的功能还不会
</text:p>
      <text:h text:style-name="Heading_20_1" text:outline-level="1" text:is-list-header="false">
<text:bookmark-start text:name="OrgXref.org5857506"/>
<text:bookmark text:name="org5857506"/>用hugo写博客
<text:bookmark-end text:name="OrgXref.org5857506"/></text:h>
      <text:h text:style-name="Heading_20_2" text:outline-level="2" text:is-list-header="false">
<text:bookmark-start text:name="OrgXref.org216155d"/>
<text:bookmark text:name="org216155d"/>安装 hugo + even主题
<text:bookmark-end text:name="OrgXref.org216155d"/></text:h>
      <text:h text:style-name="Heading_20_2" text:outline-level="2" text:is-list-header="false">
<text:bookmark-start text:name="OrgXref.org49b445e"/>
<text:bookmark text:name="org49b445e"/>emacs 安装 ox-hugo
<text:bookmark-end text:name="OrgXref.org49b445e"/></text:h>
      <text:list text:style-name="OrgNumberedList" text:continue-numbering="false">
        <text:list-item>
          <text:p text:style-name="Text_20_body"><text:a xlink:type="simple" xlink:href="https://github.com/kaushalmodi/ox-hugo">https://github.com/kaushalmodi/ox-hugo</text:a>
</text:p>
        </text:list-item>
        <text:list-item>
          <text:p text:style-name="Text_20_body">org 转换成 markdown， author设置
</text:p>
        </text:list-item>
      </text:list>
      <text:h text:style-name="Heading_20_2" text:outline-level="2" text:is-list-header="false">
<text:bookmark-start text:name="OrgXref.orgb5ba1f9"/>
<text:bookmark text:name="orgb5ba1f9"/>eglot
<text:bookmark-end text:name="OrgXref.orgb5ba1f9"/></text:h>
      <text:h text:style-name="Heading_20_2" text:outline-level="2" text:is-list-header="false">
<text:bookmark-start text:name="OrgXref.org457ae4e"/>
<text:bookmark text:name="org457ae4e"/>
<text:bookmark-end text:name="OrgXref.org457ae4e"/></text:h>
      <text:h text:style-name="Heading_20_1" text:outline-level="1" text:is-list-header="false">
<text:bookmark-start text:name="OrgXref.orgd943d21"/>
<text:bookmark text:name="orgd943d21"/>detail
<text:bookmark-end text:name="OrgXref.orgd943d21"/></text:h>
      <text:h text:style-name="Heading_20_2" text:outline-level="2" text:is-list-header="false">
<text:bookmark-start text:name="OrgXref.org5b5c8ae"/>
<text:bookmark text:name="org5b5c8ae"/>org-insert-heading-respect-content
<text:bookmark-end text:name="OrgXref.org5b5c8ae"/></text:h>
      <text:p text:style-name="Text_20_body">这个指令会插入同级标题，会往上找到距离当前光标最近的标题，然后插入同级标题。大家可以自行尝试，在文章的一级/二级/ 三级标题处，正文处分别按下C-RET 快捷键盘看看效果。
</text:p>
      <text:h text:style-name="Heading_20_1" text:outline-level="1" text:is-list-header="false">
<text:bookmark-start text:name="OrgXref.orgb6c53a8"/>
<text:bookmark text:name="orgb6c53a8"/>Workspace
<text:bookmark-end text:name="OrgXref.orgb6c53a8"/></text:h>
      <text:h text:style-name="Heading_20_2" text:outline-level="2" text:is-list-header="false">
<text:bookmark-start text:name="OrgXref.org4697866"/>
<text:bookmark text:name="org4697866"/>Daily routine <text:span text:style-name="OrgCode">[0%]</text:span><text:tab/><text:span text:style-name="OrgTags">[<text:span text:style-name="OrgTag">Learn</text:span>]</text:span>
<text:bookmark-end text:name="OrgXref.org4697866"/></text:h>
      <text:p text:style-name="Text_20_body">:LOGBOOK: - State "DONE" from              <text:span text:style-name="OrgInactiveTimestamp">[2023-10-02 一 18:53]</text:span>
</text:p>
      <text:list text:style-name="OrgBulletedList" text:continue-numbering="false">
        <text:list-item>
          <text:p text:style-name="Text_20_body">State "DONE" from              <text:span text:style-name="OrgInactiveTimestamp">[2023-10-02 一 18:53]</text:span>
</text:p>
        </text:list-item>
      </text:list>
      <text:p text:style-name="Text_20_body">:END:
</text:p>
      <text:list text:style-name="OrgBulletedList" text:continue-numbering="false">
        <text:list-item>
          <text:p text:style-name="Text_20_body"><text:span text:style-name="OrgCode">[ ] </text:span>leetcode
</text:p>
        </text:list-item>
        <text:list-item>
          <text:p text:style-name="Text_20_body"><text:span text:style-name="OrgCode">[ ] </text:span>exercise
</text:p>
        </text:list-item>
        <text:list-item>
          <text:p text:style-name="Text_20_body"><text:span text:style-name="OrgCode">[ ] </text:span>coding
</text:p>
        </text:list-item>
      </text:list>
      <text:h text:style-name="Heading_20_2" text:outline-level="2" text:is-list-header="false">
<text:bookmark-start text:name="OrgXref.orgb9555df"/>
<text:bookmark text:name="orgb9555df"/><text:span text:style-name="OrgTodo">TODO</text:span> Learn Emacs<text:tab/><text:span text:style-name="OrgTags">[<text:span text:style-name="OrgTag">Emacs</text:span>]</text:span>
<text:bookmark-end text:name="OrgXref.orgb9555df"/></text:h>
      <text:p text:style-name="Text_20_body"><text:span text:style-name="OrgInactiveTimestamp">[2023-10-07 六 18:49]</text:span>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OrgLevel2" style:family="text">
      <style:text-properties fo:color="#c678dd"/>
    </style:style>
    <style:style style:name="OrgSrcOrgLevel1" style:family="text">
      <style:text-properties fo:color="#51afef"/>
    </style:style>
    <style:style style:name="OrgSrcOrgLink" style:family="text">
      <style:text-properties fo:color="#51afef"/>
    </style:style>
    <style:style style:name="OrgSrcShHeredoc" style:family="text">
      <style:text-properties fo:color="#98be65"/>
    </style:style>
    <style:style style:name="OrgSrcBlock" style:family="paragraph" style:parent-style-name="Preformatted_20_Text">
      <style:paragraph-properties fo:background-color="#282c34" fo:padding="0.049cm" fo:border="0.51pt solid #000000" style:shadow="none">
        <style:background-image/>
      </style:paragraph-properties>
      <style:text-properties fo:color="#bbc2cf"/>
    </style:style>
    <style:style style:name="OrgSrcFontLockCommentFace" style:family="text">
      <style:text-properties fo:color="#5b6268"/>
    </style:style>
    <style:style style:name="OrgSrcFontLockCommentDelimiterFace" style:family="text">
      <style:text-properties fo:color="#5b6268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孟强定</dc:creator>
    <meta:initial-creator>孟强定</meta:initial-creator>
    <dc:date>2023-10-11T13:38:38</dc:date>
    <meta:creation-date>2023-10-11T13:38:38</meta:creation-date>
    <meta:generator>Emacs 29.1 (Org mode 9.6.6)</meta:generator>
    <meta:keyword/>
    <dc:subject/>
    <dc:title/>
  </office:meta>
</office:document-meta>
</file>